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in" fo:margin-left="0.0049in" fo:margin-top="0in" fo:margin-bottom="0in" table:align="left" style:writing-mode="page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ff6ff" fo:padding-left="0.0972in" fo:padding-right="0.0972in" fo:padding-top="0.0556in" fo:padding-bottom="0.0556in" fo:border-left="0.75pt solid #2b579a" fo:border-right="0.1pt solid #d1d5db" fo:border-top="0.1pt solid #d1d5db" fo:border-bottom="0.1pt solid #d1d5db">
        <style:background-image/>
      </style:table-cell-properties>
    </style:style>
    <style:style style:name="Table2" style:family="table">
      <style:table-properties style:width="6.5in" fo:margin-left="0.0007in" fo:margin-top="0in" fo:margin-bottom="0in" table:align="left" style:writing-mode="page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5f5f5" fo:padding-left="0.0972in" fo:padding-right="0.0972in" fo:padding-top="0.0556in" fo:padding-bottom="0.0556in" fo:border="0.1pt solid #d1d5db">
        <style:background-image/>
      </style:table-cell-properties>
    </style:style>
    <style:style style:name="Table3" style:family="table">
      <style:table-properties style:width="6.5in" fo:margin-left="0.0007in" fo:margin-top="0in" fo:margin-bottom="0in" table:align="left" style:writing-mode="page"/>
    </style:style>
    <style:style style:name="Table3.A" style:family="table-column">
      <style:table-column-properties style:column-width="0.8326in"/>
    </style:style>
    <style:style style:name="Table3.B" style:family="table-column">
      <style:table-column-properties style:column-width="2.6396in"/>
    </style:style>
    <style:style style:name="Table3.C" style:family="table-column">
      <style:table-column-properties style:column-width="3.027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0f4f8" fo:padding-left="0.0833in" fo:padding-right="0.0833in" fo:padding-top="0.0556in" fo:padding-bottom="0.0556in" fo:border="0.1pt solid #d1d5db">
        <style:background-image/>
      </style:table-cell-properties>
    </style:style>
    <style:style style:name="Table3.A2" style:family="table-cell">
      <style:table-cell-properties fo:padding-left="0.0833in" fo:padding-right="0.0833in" fo:padding-top="0.0556in" fo:padding-bottom="0.0556in" fo:border="0.1pt solid #d1d5db"/>
    </style:style>
    <style:style style:name="Table3.B2" style:family="table-cell">
      <style:table-cell-properties fo:padding-left="0.0833in" fo:padding-right="0.0833in" fo:padding-top="0.0556in" fo:padding-bottom="0.0556in" fo:border="0.1pt solid #d1d5db"/>
    </style:style>
    <style:style style:name="Table3.C2" style:family="table-cell">
      <style:table-cell-properties fo:padding-left="0.0833in" fo:padding-right="0.0833in" fo:padding-top="0.0556in" fo:padding-bottom="0.0556in" fo:border="0.1pt solid #d1d5db"/>
    </style:style>
    <style:style style:name="Table3.A3" style:family="table-cell">
      <style:table-cell-properties fo:padding-left="0.0833in" fo:padding-right="0.0833in" fo:padding-top="0.0556in" fo:padding-bottom="0.0556in" fo:border="0.1pt solid #d1d5db"/>
    </style:style>
    <style:style style:name="Table3.B3" style:family="table-cell">
      <style:table-cell-properties fo:padding-left="0.0833in" fo:padding-right="0.0833in" fo:padding-top="0.0556in" fo:padding-bottom="0.0556in" fo:border="0.1pt solid #d1d5db"/>
    </style:style>
    <style:style style:name="Table3.C3" style:family="table-cell">
      <style:table-cell-properties fo:padding-left="0.0833in" fo:padding-right="0.0833in" fo:padding-top="0.0556in" fo:padding-bottom="0.0556in" fo:border="0.1pt solid #d1d5db"/>
    </style:style>
    <style:style style:name="Table4" style:family="table">
      <style:table-properties style:width="6.5in" fo:margin-left="0.0049in" fo:margin-top="0in" fo:margin-bottom="0in" table:align="left" style:writing-mode="page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ff6ff" fo:padding-left="0.0972in" fo:padding-right="0.0972in" fo:padding-top="0.0556in" fo:padding-bottom="0.0556in" fo:border-left="0.75pt solid #2b579a" fo:border-right="0.1pt solid #d1d5db" fo:border-top="0.1pt solid #d1d5db" fo:border-bottom="0.1pt solid #d1d5db">
        <style:background-image/>
      </style:table-cell-properties>
    </style:style>
    <style:style style:name="Table5" style:family="table">
      <style:table-properties style:width="6.5in" fo:margin-left="0.0049in" fo:margin-top="0in" fo:margin-bottom="0in" table:align="left" style:writing-mode="page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ff6ff" fo:padding-left="0.0972in" fo:padding-right="0.0972in" fo:padding-top="0.0556in" fo:padding-bottom="0.0556in" fo:border-left="0.75pt solid #2b579a" fo:border-right="0.1pt solid #d1d5db" fo:border-top="0.1pt solid #d1d5db" fo:border-bottom="0.1pt solid #d1d5db">
        <style:background-image/>
      </style:table-cell-properties>
    </style:style>
    <style:style style:name="Table6" style:family="table">
      <style:table-properties style:width="6.5in" fo:margin-left="0.0007in" fo:margin-top="0in" fo:margin-bottom="0in" table:align="left" style:writing-mode="page"/>
    </style:style>
    <style:style style:name="Table6.A" style:family="table-column">
      <style:table-column-properties style:column-width="6.5in"/>
    </style:style>
    <style:style style:name="Table6.1" style:family="table-row">
      <style:table-row-properties style:min-row-height="0.6875in" fo:keep-together="auto"/>
    </style:style>
    <style:style style:name="Table6.A1" style:family="table-cell">
      <style:table-cell-properties fo:background-color="#f5f5f5" fo:padding-left="0.0972in" fo:padding-right="0.0972in" fo:padding-top="0.0556in" fo:padding-bottom="0.0556in" fo:border="0.1pt solid #d1d5db">
        <style:background-image/>
      </style:table-cell-properties>
    </style:style>
    <style:style style:name="P1" style:family="paragraph" style:parent-style-name="Heading_20_1">
      <style:paragraph-properties fo:margin-top="0.2083in" fo:margin-bottom="0.111in" style:contextual-spacing="false"/>
    </style:style>
    <style:style style:name="P2" style:family="paragraph" style:parent-style-name="Heading_20_2">
      <style:paragraph-properties fo:margin-top="0.1665in" fo:margin-bottom="0.0835in" style:contextual-spacing="false"/>
    </style:style>
    <style:style style:name="P3" style:family="paragraph" style:parent-style-name="Heading_20_3">
      <style:paragraph-properties fo:margin-top="0.139in" fo:margin-bottom="0.0693in" style:contextual-spacing="false"/>
    </style:style>
    <style:style style:name="P4" style:family="paragraph" style:parent-style-name="List_20_Paragraph" style:list-style-name="WWNum2">
      <style:paragraph-properties fo:margin-top="0in" fo:margin-bottom="0.0417in" style:contextual-spacing="false"/>
    </style:style>
    <style:style style:name="P5" style:family="paragraph" style:parent-style-name="List_20_Paragraph" style:list-style-name="WWNum3">
      <style:paragraph-properties fo:margin-top="0in" fo:margin-bottom="0.0417in" style:contextual-spacing="false"/>
    </style:style>
    <style:style style:name="P6" style:family="paragraph" style:parent-style-name="Standard">
      <style:paragraph-properties fo:margin-top="0in" fo:margin-bottom="0.0555in" style:contextual-spacing="false"/>
    </style:style>
    <style:style style:name="P7" style:family="paragraph" style:parent-style-name="Standard">
      <style:paragraph-properties fo:margin-top="0in" fo:margin-bottom="0.0693in" style:contextual-spacing="false"/>
    </style:style>
    <style:style style:name="P8" style:family="paragraph" style:parent-style-name="Standard">
      <style:paragraph-properties fo:margin-top="0in" fo:margin-bottom="0in" style:contextual-spacing="false"/>
    </style:style>
    <style:style style:name="P9" style:family="paragraph" style:parent-style-name="Standard">
      <style:paragraph-properties fo:margin-top="0in" fo:margin-bottom="0.0209in" style:contextual-spacing="false"/>
    </style:style>
    <style:style style:name="T1" style:family="text">
      <style:text-properties style:font-name="Arial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T2" style:family="text">
      <style:text-properties style:font-name="Arial" fo:font-size="13pt" fo:font-weight="bold" style:font-name-asian="Arial2" style:font-size-asian="13pt" style:font-weight-asian="bold" style:font-name-complex="Arial2" style:font-size-complex="13pt" style:font-weight-complex="bold"/>
    </style:style>
    <style:style style:name="T3" style:family="text">
      <style:text-properties style:font-name="Arial" fo:font-size="11pt" style:font-name-asian="Arial2" style:font-size-asian="11pt" style:font-name-complex="Arial2" style:font-size-complex="11pt"/>
    </style:style>
    <style:style style:name="T4" style:family="text">
      <style:text-properties style:font-name="Arial" fo:font-size="11pt" fo:font-style="italic" style:font-name-asian="Arial2" style:font-size-asian="11pt" style:font-style-asian="italic" style:font-name-complex="Arial2" style:font-size-complex="11pt" style:font-style-complex="italic"/>
    </style:style>
    <style:style style:name="T5" style:family="text"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6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7" style:family="text">
      <style:text-properties style:font-name="Courier New" fo:font-size="9pt" style:font-name-asian="Courier New1" style:font-size-asian="9pt" style:font-name-complex="Courier New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Squash Merge &amp; Release Cycle</text:span></text:h>
      <text:p text:style-name="P6"/>
      <text:h text:style-name="P2" text:outline-level="2"><text:span text:style-name="T2">Estructura de Branches</text:span></text:h>
      <text:p text:style-name="P7"><text:span text:style-name="T6">main</text:span><text:span text:style-name="T3"> — Código en producción. Fuente de verdad.</text:span></text:p>
      <text:p text:style-name="P7"><text:span text:style-name="T6">stg</text:span><text:span text:style-name="T3"> — Ambiente de staging/integración. Acumula los features del sprint. QA y stakeholders validan acá.</text:span></text:p>
      <text:p text:style-name="P7"><text:span text:style-name="T6">dev</text:span><text:span text:style-name="T3"> — Ambiente de desarrollo para testing individual.</text:span></text:p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4">Principio clave: stg cumple el rol de integración. Después de cada release, main se mergea a stg y dev para mantener todo sincronizado.</text:span></text:p>
          </table:table-cell>
        </table:table-row>
      </table:table>
      <text:p text:style-name="P6"/>
      <text:h text:style-name="P2" text:outline-level="2"><text:span text:style-name="T2">Sprint 1 — Desarrollo de Features</text:span></text:h>
      <text:p text:style-name="P7"><text:span text:style-name="T3">Los feature branches se crean desde main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<text:span text:style-name="T7">git checkout main</text:span></text:p>
            <text:p text:style-name="P9"><text:span text:style-name="T7">git pull origin main</text:span></text:p>
            <text:p text:style-name="P9"><text:span text:style-name="T7">git checkout -b feature/nombre-descriptivo</text:span></text:p>
          </table:table-cell>
        </table:table-row>
      </table:table>
      <text:p text:style-name="P6"/>
      <text:p text:style-name="P7"><text:span text:style-name="T3">2 PRs por feature (merge normal, no squash):</text:span>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Standard"><text:span text:style-name="T5">PR</text:span></text:p>
          </table:table-cell>
          <table:table-cell table:style-name="Table3.A1" office:value-type="string">
            <text:p text:style-name="Standard"><text:span text:style-name="T5">Dirección</text:span></text:p>
          </table:table-cell>
          <table:table-cell table:style-name="Table3.A1" office:value-type="string">
            <text:p text:style-name="Standard"><text:span text:style-name="T5">Propósito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3">PR 1</text:span></text:p>
          </table:table-cell>
          <table:table-cell table:style-name="Table3.B2" office:value-type="string">
            <text:p text:style-name="Standard"><text:span text:style-name="T3">feature/nombre → dev</text:span></text:p>
          </table:table-cell>
          <table:table-cell table:style-name="Table3.C2" office:value-type="string">
            <text:p text:style-name="Standard"><text:span text:style-name="T3">Testing de desarrolladores</text:span></text:p>
          </table:table-cell>
        </table:table-row>
        <table:table-row table:style-name="Table3.1">
          <table:table-cell table:style-name="Table3.A3" office:value-type="string">
            <text:p text:style-name="Standard"><text:span text:style-name="T3">PR 2</text:span></text:p>
          </table:table-cell>
          <table:table-cell table:style-name="Table3.B3" office:value-type="string">
            <text:p text:style-name="Standard"><text:span text:style-name="T3">feature/nombre → stg</text:span></text:p>
          </table:table-cell>
          <table:table-cell table:style-name="Table3.C3" office:value-type="string">
            <text:p text:style-name="Standard"><text:span text:style-name="T3">Testing QA/stakeholders + integración</text:span></text:p>
          </table:table-cell>
        </table:table-row>
      </table:table>
      <text:p text:style-name="P6"/>
      <text:p text:style-name="P7"><text:span text:style-name="T3">Estado al final del Sprint 1:</text:span></text:p>
      <text:list xml:id="list1112313673" text:style-name="WWNum2">
        <text:list-item text:start-value="1">
          <text:p text:style-name="P4"><text:span text:style-name="T3">stg tiene todos los commits de los features del sprint</text:span></text:p>
        </text:list-item>
        <text:list-item>
          <text:p text:style-name="P4"><text:span text:style-name="T3">main sin cambios</text:span></text:p>
        </text:list-item>
        <text:list-item>
          <text:p text:style-name="P4"><text:span text:style-name="T3">Todas las features testeadas y aprobadas en stg</text:span></text:p>
        </text:list-item>
      </text:list>
      <text:p text:style-name="P6"/>
      <text:h text:style-name="P2" text:outline-level="2"><text:span text:style-name="T2">Manejo de Conflictos</text:span>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<text:span text:style-name="T4">⚠ NUNCA hacer merge de dev, stg o main hacia el feature branch.</text:span></text:p>
          </table:table-cell>
        </table:table-row>
      </table:table>
      <text:p text:style-name="P6"/>
      <text:p text:style-name="P7"><text:span text:style-name="T3">Si hay conflictos al crear los PRs:</text:span></text:p>
      <text:list text:style-name="WWNum3">
        <text:list-item text:start-value="1">
          <text:p text:style-name="P5"><text:span text:style-name="T3">Crear un nuevo branch específico para resolver conflictos</text:span></text:p>
        </text:list-item>
        <text:list-item>
          <text:p text:style-name="P5"><text:span text:style-name="T3">Resolver los conflictos en ese branch</text:span></text:p>
        </text:list-item>
        <text:list-item>
          <text:p text:style-name="P5"><text:soft-page-break/><text:span text:style-name="T3">Crear un nuevo PR desde el branch de resolución</text:span></text:p>
        </text:list-item>
        <text:list-item>
          <text:p text:style-name="P5"><text:span text:style-name="T3">NO contaminar el feature branch original</text:span></text:p>
        </text:list-item>
      </text:list>
      <text:p text:style-name="P6"/>
      <text:h text:style-name="P2" text:outline-level="2"><text:span text:style-name="T2">Features que no llegan a Release</text:span></text:h>
      <text:p text:style-name="P7"><text:span text:style-name="T3">Si un feature que ya está en stg no va a llegar a main en el release actual, hay dos estrategias:</text:span></text:p>
      <text:p text:style-name="P6"/>
      <text:h text:style-name="P3" text:outline-level="3"><text:span text:style-name="T5">Opción A: Rollback en stg</text:span></text:h>
      <text:list text:continue-list="list1112313673" text:style-name="WWNum2">
        <text:list-item>
          <text:p text:style-name="P4"><text:span text:style-name="T3">Revertir los commits del feature en stg antes del squash merge a main</text:span></text:p>
        </text:list-item>
        <text:list-item>
          <text:p text:style-name="P4"><text:span text:style-name="T3">Útil cuando el feature tiene problemas de calidad o se decidió postergarlo</text:span></text:p>
        </text:list-item>
        <text:list-item>
          <text:p text:style-name="P4"><text:span text:style-name="T3">El feature branch original se preserva para retomarlo en un sprint futuro</text:span></text:p>
        </text:list-item>
      </text:list>
      <text:p text:style-name="P6"/>
      <text:h text:style-name="P3" text:outline-level="3"><text:span text:style-name="T5">Opción B: Feature Flag</text:span></text:h>
      <text:list text:continue-numbering="true" text:style-name="WWNum2">
        <text:list-item>
          <text:p text:style-name="P4"><text:span text:style-name="T3">El feature se despliega a producción pero deshabilitado mediante un feature flag</text:span></text:p>
        </text:list-item>
        <text:list-item>
          <text:p text:style-name="P4"><text:span text:style-name="T3">Útil cuando el código ya está integrado con otros features y un rollback sería complejo</text:span></text:p>
        </text:list-item>
        <text:list-item>
          <text:p text:style-name="P4"><text:span text:style-name="T3">Permite activarlo gradualmente cuando esté listo sin necesidad de un nuevo deploy</text:span></text:p>
        </text:list-item>
      </text:list>
      <text:p text:style-name="P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<text:span text:style-name="T4">Criterio: Si el feature es aislado y fácil de revertir → rollback. Si está entrelazado con otros cambios o casi listo → feature flag.</text:span></text:p>
          </table:table-cell>
        </table:table-row>
      </table:table>
      <text:p text:style-name="P6"/>
      <text:h text:style-name="P2" text:outline-level="2"><text:span text:style-name="T2">Día de Release</text:span></text:h>
      <text:h text:style-name="P3" text:outline-level="3"><text:span text:style-name="T5">Paso 1: Squash Merge de stg a main</text:span></text:h>
      <text:p text:style-name="P7"><text:span text:style-name="T3">Todos los commits del sprint se combinan en un único commit limpio en main.</text:span></text:p>
      <text:p text:style-name="P6"/>
      <text:h text:style-name="P3" text:outline-level="3"><text:span text:style-name="T5">Paso 2: Merge main de vuelta a stg y dev (CRÍTICO)</text:span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"><text:span text:style-name="T7"/></text:p>
          </table:table-cell>
        </table:table-row>
      </table:table>
      <text:p text:style-name="P6"/>
      <text:p text:style-name="P7"><text:span text:style-name="T3">Resultado:</text:span></text:p>
      <text:list text:continue-numbering="true" text:style-name="WWNum2">
        <text:list-item>
          <text:p text:style-name="P4"><text:span text:style-name="T3">main: 1 commit squasheado</text:span></text:p>
        </text:list-item>
        <text:list-item>
          <text:p text:style-name="P4"><text:span text:style-name="T3">stg y dev: sincronizados con main</text:span></text:p>
        </text:list-item>
        <text:list-item>
          <text:p text:style-name="P4"><text:span text:style-name="T3">Todo listo para el próximo sprint sin conflictos</text:span></text:p>
        </text:list-item>
      </text:list>
      <text:p text:style-name="P6"/>
      <text:h text:style-name="P2" text:outline-level="2"><text:span text:style-name="T2">Sprint 2 — Comenzando de Nuevo</text:span></text:h>
      <text:p text:style-name="P7"><text:span text:style-name="T3">Con stg y dev sincronizados con main, el Sprint 2 comienza limpio. Features nuevos salen de main, PRs van a dev y stg.</text:span></text:p>
      <text:p text:style-name="P6"><text:soft-page-break/></text:p>
      <text:h text:style-name="P2" text:outline-level="2"><text:span text:style-name="T2">Mejores Prácticas</text:span></text:h>
      <text:list text:continue-numbering="true" text:style-name="WWNum2">
        <text:list-item>
          <text:p text:style-name="P4"><text:span text:style-name="T3">Siempre mergear main de vuelta a stg y dev después del release</text:span></text:p>
        </text:list-item>
        <text:list-item>
          <text:p text:style-name="P4"><text:span text:style-name="T3">Mantener duraciones de sprint consistentes</text:span></text:p>
        </text:list-item>
        <text:list-item>
          <text:p text:style-name="P4"><text:span text:style-name="T3">Testear exhaustivamente en stg antes de liberar</text:span></text:p>
        </text:list-item>
        <text:list-item>
          <text:p text:style-name="P4"><text:span text:style-name="T3">Documentar notas de release con cada commit squash</text:span></text:p>
        </text:list-item>
        <text:list-item>
          <text:p text:style-name="P4"><text:span text:style-name="T3">Etiquetar releases en main para fácil referencia</text:span></text:p>
          <text:p text:style-name="P4"><text:span text:style-name="T3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2083in" fo:margin-bottom="0.111in" style:contextual-spacing="false"/>
      <style:text-properties style:font-name="Arial1" fo:font-family="Arial" style:font-family-generic="swiss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665in" fo:margin-bottom="0.0835in" style:contextual-spacing="false"/>
      <style:text-properties style:font-name="Arial1" fo:font-family="Arial" style:font-family-generic="swiss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139in" fo:margin-bottom="0.0693in" style:contextual-spacing="false"/>
      <style:text-properties style:font-name="Arial1" fo:font-family="Arial" style:font-family-generic="swiss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2-25T19:00:57.531000000</meta:creation-date>
    <dc:date>2026-02-25T16:02:41.443254193</dc:date>
    <meta:editing-duration>PT1M16S</meta:editing-duration>
    <meta:document-statistic meta:table-count="6" meta:image-count="0" meta:object-count="0" meta:page-count="3" meta:paragraph-count="60" meta:word-count="471" meta:character-count="2661" meta:non-whitespace-character-count="2266"/>
    <meta:generator>LibreOffice/24.2.7.2$Linux_X86_64 LibreOffice_project/420$Build-2</meta:generator>
  </office:meta>
</office:document-meta>
</file>